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1" number:language="en" number:country="US">
      <number:month number:textual="true"/>
      <number:text>-</number:text>
      <number:year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28" number:language="en" number:country="US">
      <number:day/>
      <number:text>-</number:text>
      <number:month number:textual="true"/>
    </number:date-style>
    <number:number-style style:name="N1012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0T20:03:56.096670175</dc:date>
    <meta:editing-duration>PT11H26M45S</meta:editing-duration>
    <meta:editing-cycles>133</meta:editing-cycles>
    <dc:creator>Mateu</dc:creator>
    <meta:document-statistic meta:table-count="2" meta:cell-count="1203" meta:object-count="0"/>
  </office:meta>
</office:document-meta>
</file>